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f0fff0" loext:fill-use-slide-background="false" draw:opacity="55%" draw:textarea-horizontal-align="justify" draw:textarea-vertical-align="middle" draw:auto-grow-height="false" fo:min-height="9.452cm" fo:min-width="10.157cm" fo:padding-top="0.143cm" fo:padding-bottom="0.143cm" fo:padding-left="0.268cm" fo:padding-right="0.268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ash_20__28_Rounded_29_" svg:stroke-width="0.106cm" svg:stroke-color="#000000" draw:marker-start-width="0.359cm" draw:marker-end-width="0.359cm" draw:stroke-linejoin="round" svg:stroke-linecap="round" draw:fill="solid" draw:fill-color="#98fb98" loext:fill-use-slide-background="false" draw:textarea-horizontal-align="justify" draw:textarea-vertical-align="top" draw:auto-grow-height="false" fo:min-height="16.591cm" fo:min-width="5.548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ash_20__28_Rounded_29_" svg:stroke-width="0.106cm" svg:stroke-color="#000000" draw:marker-start-width="0.359cm" draw:marker-end-width="0.359cm" draw:stroke-linejoin="round" svg:stroke-linecap="round" draw:fill="solid" draw:fill-color="#ffa07a" loext:fill-use-slide-background="false" draw:textarea-horizontal-align="justify" draw:textarea-vertical-align="top" draw:auto-grow-height="false" fo:min-height="16.591cm" fo:min-width="5.548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4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objectwithoutfill">
      <style:graphic-properties svg:stroke-width="0.159cm" svg:stroke-color="#000000" draw:marker-start-width="0.439cm" draw:marker-end="Arrowheads_20_1" draw:marker-end-width="0.539cm" svg:stroke-linecap="butt" draw:fill="none" draw:textarea-vertical-align="middle" fo:padding-top="0.205cm" fo:padding-bottom="0.205cm" fo:padding-left="0.33cm" fo:padding-right="0.33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="Arrowheads_20_2" draw:marker-start-width="0.539cm" draw:marker-end="Arrowheads_20_3" draw:marker-end-width="0.539cm" draw:textarea-vertical-align="middle" fo:padding-top="0.205cm" fo:padding-bottom="0.205cm" fo:padding-left="0.33cm" fo:padding-right="0.33cm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4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4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="Arrowheads_20_6" draw:marker-start-width="0.538cm" draw:marker-end-width="0.438cm" draw:textarea-vertical-align="middle" fo:padding-top="0.204cm" fo:padding-bottom="0.204cm" fo:padding-left="0.329cm" fo:padding-right="0.329cm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4.279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37cm" loext:decorative="false"/>
      <style:paragraph-properties style:writing-mode="lr-tb"/>
    </style:style>
    <style:style style:name="gr15" style:family="graphic" style:parent-style-name="standard">
      <style:graphic-properties draw:stroke="dash" draw:stroke-dash="Dash_20__28_Rounded_29_" svg:stroke-width="0.159cm" svg:stroke-color="#000000" draw:marker-start="Arrowheads_20_2" draw:marker-start-width="0.539cm" draw:marker-end="Arrowheads_20_3" draw:marker-end-width="0.539cm" svg:stroke-linecap="round" draw:textarea-vertical-align="middle" fo:padding-top="0.205cm" fo:padding-bottom="0.205cm" fo:padding-left="0.33cm" fo:padding-right="0.33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="Arrowheads_20_6" draw:marker-start-width="0.538cm" draw:marker-end-width="0.438cm" draw:textarea-vertical-align="middle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6cm" fo:min-width="3.949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159cm" svg:stroke-color="#000000" draw:marker-start="Arrow" draw:marker-start-width="0.538cm" draw:marker-end-width="0.438cm" draw:textarea-vertical-align="middle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 loext:decorative="false"/>
      <style:paragraph-properties style:writing-mode="lr-tb"/>
    </style:style>
    <style:style style:name="gr22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fffff0" loext:fill-use-slide-background="false" draw:opacity="45%" draw:textarea-horizontal-align="justify" draw:textarea-vertical-align="middle" draw:auto-grow-height="false" fo:min-height="9.569cm" fo:min-width="10.703cm" fo:padding-top="0.143cm" fo:padding-bottom="0.143cm" fo:padding-left="0.268cm" fo:padding-right="0.268cm" style:writing-mode="lr-tb" loext:decorative="false"/>
      <style:paragraph-properties style:writing-mode="lr-tb"/>
    </style:style>
    <style:style style:name="P1" style:family="paragraph">
      <loext:graphic-properties draw:fill="solid" draw:fill-color="#f0fff0" draw:opacity="5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 draw:fill-color="#98fb98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solid" draw:fill-color="#ffa07a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17" style:family="paragraph">
      <loext:graphic-properties draw:fill="solid" draw:fill-color="#fffff0" draw:opacity="4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Liberation Sans1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Liberation Sans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63cm" svg:height="9.808cm" svg:x="17.755cm" svg:y="9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54cm" svg:height="16.947cm" svg:x="22.1cm" svg:y="1.9cm">
          <text:p text:style-name="P2"><text:span text:style-name="T1">Gor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154cm" svg:height="16.947cm" svg:x="1.4cm" svg:y="1.9cm">
          <text:p text:style-name="P2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5cm" svg:x="1.9cm" svg:y="3.045cm">
          <text:p text:style-name="P5"><text:span text:style-name="T2">Control panel</text:span><text:span text:style-name="T2"><text:line-break/></text:span><text:span text:style-name="T3">Web-based</text:span></text:p>
          <draw:enhanced-geometry svg:viewBox="0 0 21600 21600" draw:type="rectangle" draw:enhanced-path="M 0 0 L 21600 0 21600 21600 0 21600 0 0 Z N"/>
        </draw:custom-shape>
        <draw:g draw:style-name="gr5">
          <draw:custom-shape draw:style-name="gr4" draw:text-style-name="P8" draw:layer="layout" svg:width="5cm" svg:height="2.5cm" svg:x="2.3cm" svg:y="6.7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2.1cm" svg:y="6.5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1.9cm" svg:y="6.3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10" draw:layer="layout" svg:x1="6.918cm" svg:y1="4.324cm" svg:x2="12.774cm" svg:y2="7.191cm">
          <text:p text:style-name="P9"><text:span text:style-name="T4">Setup, programming,</text:span><text:span text:style-name="T4"><text:line-break/></text:span><text:span text:style-name="T4">token-funding</text:span></text:p>
        </draw:line>
        <draw:line draw:style-name="gr7" draw:text-style-name="P11" draw:layer="layout" svg:x1="17.833cm" svg:y1="10.06cm" svg:x2="22.54cm" svg:y2="11.037cm">
          <text:p text:style-name="P9"><text:span text:style-name="T4">Requests</text:span><text:span text:style-name="T4"><text:line-break/></text:span><text:span text:style-name="T4">Responses</text:span></text:p>
        </draw:line>
        <draw:custom-shape draw:style-name="gr4" draw:text-style-name="P8" draw:layer="layout" svg:width="5cm" svg:height="2.5cm" svg:x="1.9cm" svg:y="10.266cm">
          <text:p text:style-name="P7"><text:span text:style-name="T5">Dedicated</text:span><text:span text:style-name="T6"><text:line-break/></text:span><text:span text:style-name="T7">Executor Oracle</text:span><text:span text:style-name="T6"><text:line-break/></text:span><text:span text:style-name="T4">Smart 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6.936cm" svg:y1="8.281cm" svg:x2="12.813cm" svg:y2="8.292cm">
          <text:p text:style-name="P9"><text:span text:style-name="T4"><text:s/></text:span><text:span text:style-name="T4">Custom Requests</text:span><text:span text:style-name="T4"><text:line-break/></text:span><text:span text:style-name="T4"> <text:s text:c="3"/>Custom Responses</text:span></text:p>
        </draw:line>
        <draw:line draw:style-name="gr7" draw:text-style-name="P7" draw:layer="layout" svg:x1="6.897cm" svg:y1="11.04cm" svg:x2="12.464cm" svg:y2="10.157cm">
          <text:p text:style-name="P9"><text:span text:style-name="T4">Requests</text:span><text:span text:style-name="T4"><text:line-break/></text:span><text:span text:style-name="T4">Responses</text:span></text:p>
        </draw:line>
        <draw:custom-shape draw:style-name="gr8" draw:text-style-name="P13" draw:layer="layout" svg:width="5cm" svg:height="2.5cm" svg:x="22.5cm" svg:y="3.045cm">
          <text:p text:style-name="P12"><text:span text:style-name="T7">App-specific</text:span><text:span text:style-name="T7"><text:line-break/></text:span><text:span text:style-name="T7">Oracle Factory</text:span><text:span text:style-name="T6"><text:line-break/></text:span><text:span text:style-name="T4">Smart Contrac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cm" svg:height="2.5cm" svg:x="22.5cm" svg:y="6.245cm">
          <text:p text:style-name="P12"><text:span text:style-name="T7">Executor</text:span><text:span text:style-name="T7"><text:line-break/></text:span><text:span text:style-name="T7">Oracle Factory</text:span><text:span text:style-name="T6"><text:line-break/></text:span><text:span text:style-name="T4">Smart Contrac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cm" svg:height="2.5cm" svg:x="22.5cm" svg:y="10.066cm">
          <text:p text:style-name="P7"><text:span text:style-name="T5">Shared</text:span><text:span text:style-name="T6"><text:line-break/></text:span><text:span text:style-name="T7">Executor Oracle</text:span><text:span text:style-name="T6"><text:line-break/></text:span><text:span text:style-name="T4">Smart 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17.639cm" svg:y1="7.191cm" svg:x2="22.423cm" svg:y2="4.428cm">
          <text:p text:style-name="P9"><text:span text:style-name="T4">Deployment</text:span><text:span text:style-name="T4"><text:line-break/></text:span><text:span text:style-name="T4"/></text:p>
        </draw:line>
        <draw:custom-shape draw:style-name="gr11" draw:text-style-name="P8" draw:layer="layout" svg:width="4.885cm" svg:height="2.5cm" svg:x="12.69cm" svg:y="14.945cm">
          <text:p text:style-name="P7"><text:span text:style-name="T2">Customer-chosen</text:span><text:span text:style-name="T2"><text:line-break/></text:span><text:span text:style-name="T2">Data Sources</text:span><text:span text:style-name="T4"><text:line-break/></text:span><text:span text:style-name="T4">HTTP endpoints</text:span></text:p>
          <draw:enhanced-geometry svg:viewBox="0 0 21600 21600" draw:type="rectangle" draw:enhanced-path="M 0 0 L 21600 0 21600 21600 0 21600 0 0 Z N"/>
        </draw:custom-shape>
        <draw:g draw:style-name="gr5">
          <draw:custom-shape draw:style-name="gr4" draw:text-style-name="P8" draw:layer="layout" svg:width="5cm" svg:height="2.5cm" svg:x="2.3cm" svg:y="15.4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2.1cm" svg:y="15.2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1.9cm" svg:y="15.045cm">
            <text:p text:style-name="P7"><text:span text:style-name="T2">Customer</text:span><text:span text:style-name="T2"><text:line-break/></text:span><text:span text:style-name="T2">Validator Nodes</text:span><text:span text:style-name="T4"><text:line-break/></text:span><text:span text:style-name="T4">Linux Software</text:span></text:p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4" draw:text-style-name="P8" draw:layer="layout" svg:width="5cm" svg:height="2.5cm" svg:x="23cm" svg:y="15.3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22.8cm" svg:y="15.145cm">
            <text:p text:style-name="P7"><text:span text:style-name="T2">Client Apps</text:span><text:span text:style-name="T4"><text:line-break/></text:span><text:span text:style-name="T4">Smart Contrac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cm" svg:height="2.5cm" svg:x="22.6cm" svg:y="14.945cm">
            <text:p text:style-name="P7"><text:span text:style-name="T2">Gora </text:span><text:span text:style-name="T2"><text:line-break/></text:span><text:span text:style-name="T2">Validator Nodes</text:span><text:span text:style-name="T4"><text:line-break/></text:span><text:span text:style-name="T4">Linux Software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7" draw:layer="layout" svg:x1="7.097cm" svg:y1="16.194cm" svg:x2="12.58cm" svg:y2="16.204cm">
          <text:p text:style-name="P9"><text:span text:style-name="T4">HTTP Queries</text:span></text:p>
          <text:p text:style-name="P9"><text:span text:style-name="T4"/></text:p>
        </draw:line>
        <draw:line draw:style-name="gr7" draw:text-style-name="P7" draw:layer="layout" svg:x1="17.736cm" svg:y1="16.262cm" svg:x2="22.545cm" svg:y2="16.237cm">
          <text:p text:style-name="P9"><text:span text:style-name="T4">HTTP Queries</text:span></text:p>
          <text:p text:style-name="P9"><text:span text:style-name="T4"/></text:p>
        </draw:line>
        <draw:g draw:style-name="gr12">
          <draw:line draw:style-name="gr13" draw:text-style-name="P9" draw:layer="layout" svg:x1="4.555cm" svg:y1="12.733cm" svg:x2="4.532cm" svg:y2="15.04cm">
            <text:p/>
          </draw:line>
          <draw:frame draw:style-name="gr14" draw:text-style-name="P14" draw:layer="layout" svg:width="5.637cm" svg:height="0.806cm" svg:x="1.672cm" svg:y="13.58cm">
            <draw:text-box>
              <text:p><text:span text:style-name="T4">Consensus <text:s/>verification</text:span></text:p>
            </draw:text-box>
          </draw:frame>
        </draw:g>
        <draw:g draw:style-name="gr12">
          <draw:line draw:style-name="gr13" draw:text-style-name="P9" draw:layer="layout" svg:x1="25.056cm" svg:y1="12.634cm" svg:x2="25.033cm" svg:y2="14.941cm">
            <text:p/>
          </draw:line>
          <draw:frame draw:style-name="gr14" draw:text-style-name="P14" draw:layer="layout" svg:width="5.637cm" svg:height="0.806cm" svg:x="22.173cm" svg:y="13.481cm">
            <draw:text-box>
              <text:p><text:span text:style-name="T4">Consensus <text:s/>verification</text:span></text:p>
            </draw:text-box>
          </draw:frame>
        </draw:g>
        <draw:line draw:style-name="gr15" draw:text-style-name="P7" draw:layer="layout" svg:x1="12.674cm" svg:y1="12.143cm" svg:x2="17.486cm" svg:y2="12.114cm">
          <text:p text:style-name="P9"><text:span text:style-name="T8">either</text:span></text:p>
          <text:p text:style-name="P9"><text:span text:style-name="T4"/></text:p>
          <text:p text:style-name="P9"><text:span text:style-name="T4"/></text:p>
        </draw:line>
        <draw:line draw:style-name="gr16" draw:text-style-name="P7" draw:layer="layout" svg:x1="6.975cm" svg:y1="12.149cm" svg:x2="22.463cm" svg:y2="7.82cm">
          <text:p/>
        </draw:line>
        <draw:custom-shape draw:style-name="gr17" draw:text-style-name="P8" draw:layer="layout" svg:width="4.555cm" svg:height="2.956cm" svg:x="12.968cm" svg:y="7.245cm">
          <text:p text:style-name="P7"><text:span text:style-name="T2">App-specific Oracle</text:span><text:span text:style-name="T4"><text:line-break/></text:span><text:span text:style-name="T4">Smart Contract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4.129cm" svg:y1="10.03cm" svg:x2="24.147cm" svg:y2="8.796cm">
          <text:p/>
        </draw:line>
        <draw:frame draw:style-name="gr19" draw:text-style-name="P14" draw:layer="layout" svg:width="3.144cm" svg:height="0.806cm" svg:x="24.206cm" svg:y="8.825cm">
          <draw:text-box>
            <text:p><text:span text:style-name="T4">Deployment</text:span></text:p>
          </draw:text-box>
        </draw:frame>
        <draw:frame draw:style-name="gr20" draw:text-style-name="P16" draw:layer="layout" svg:width="9.71cm" svg:height="2.139cm" svg:x="9.922cm" svg:y="1.125cm">
          <draw:text-box>
            <text:p text:style-name="P15"><text:span text:style-name="T9">Gora’s Architecture for</text:span><text:span text:style-name="T9"><text:line-break/></text:span><text:span text:style-name="T10"> App-specific Oracles</text:span></text:p>
          </draw:text-box>
        </draw:frame>
        <draw:frame draw:style-name="gr21" draw:text-style-name="P14" draw:layer="layout" svg:width="8.897cm" svg:height="3.026cm" svg:x="10.835cm" svg:y="3.377cm">
          <draw:text-box>
            <text:p><text:span text:style-name="T4">Create blockchain oracles tailored to your applications or problem domains using Gora’s shared validator network or deploying your own.</text:span></text:p>
          </draw:text-box>
        </draw:frame>
        <draw:custom-shape draw:style-name="gr22" draw:text-style-name="P17" draw:layer="layout" svg:width="11.309cm" svg:height="9.925cm" svg:x="1.141cm" svg:y="9.62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3.144cm" svg:height="0.806cm" draw:transform="rotate (0.279252680319093) translate (18.193cm 8.268cm)">
          <draw:text-box>
            <text:p><text:span text:style-name="T4">Deploy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Triangl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1:15:58.481617309</meta:creation-date>
    <dc:date>2025-01-20T14:47:08.182111960</dc:date>
    <meta:editing-duration>P1DT11H6M13S</meta:editing-duration>
    <meta:editing-cycles>29</meta:editing-cycles>
    <meta:generator>LibreOffice/7.6.4.1$Linux_X86_64 LibreOffice_project/60$Build-1</meta:generator>
    <meta:document-statistic meta:object-count="43"/>
  </office:meta>
</office:document-meta>
</file>